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5, 2023 (05:1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familiarize you with the tools to validate user input,</text:p>
        </text:list-item>
        <text:list-item>
          <text:p text:style-name="P1">To have you validate different kinds of inputs from the user, and</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 and 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the returns column write whether the TryParse operation succeeded (<text:span text:style-name="KeywordTok">true</text:span> or <text:span text:style-name="KeywordTok">false</text:span>).</text:p>
        </text:list-item>
        <text:list-item>
          <text:p text:style-name="P6">in the value column write the obtained numeric value after the <text:span text:style-name="NormalTok">TryParse</text:span> operation.</text:p>
        </text:list-item>
      </text:list>
      <text:p text:style-name="First_20_paragraph">The first few lines are given as examples; your task is to complete the rest of the table. You will need to update the program by replacing all the occur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perform this series of steps:</text:p>
      <text:list text:style-name="L3">
        <text:list-item>
          <text:p text:style-name="P15">ask the user for input,</text:p>
        </text:list-item>
        <text:list-item>
          <text:p text:style-name="P15">check that the input is valid according to the specific problem, and</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and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es not make the program quit.</text:p>
        </text:list-item>
        <text:list-item>
          <text:p text:style-name="P16">Ask the user to enter a positive integer between (and including) 2 and 100. Validate the input, compute the sum of integers starting from 1 up to the integer the user entered, and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e following problem using the <text:span text:style-name="DataTypeTok">decimal</text:span> type. Ask the user to enter any numbers which can be positive, negative, or zero. Ignore all non-numeric inputs using <text:span text:style-name="NormalTok">TryParse</text:span>. Choose an appropriate sentinel value to enable the user to indicate when they are done. Compute and display the average of all the numbers that the user entered. If the user didn’t enter any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reading a lengthy (but not very complicated) class implementation and then, improving it. It is <text:span text:style-name="T1">difficult</text:span> and is designed to offer an interesting challenge. However, you should be able to complete such exercises by the end of the semester without too many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that enter a value other than <text:span text:style-name="NormalTok">A</text:span>, <text:span text:style-name="NormalTok">a</text:span>, <text:span text:style-name="NormalTok">H</text:span>, <text:span text:style-name="NormalTok">h</text:span>, <text:span text:style-name="NormalTok">O</text:span>, or <text:span text:style-name="NormalTok">o</text:span> for the loan type will be asked again; they will be asked until they give a valid answer.</text:p>
        </text:list-item>
        <text:list-item>
          <text:p text:style-name="P52">Users that enter a credit score that is not between 300 and 850, or one that is not an integer, will be asked again; they will be asked until they give a valid answer.</text:p>
        </text:list-item>
        <text:list-item>
          <text:p text:style-name="P52">Users that enter an amount needed or a down payment that is not a decimal, or is a negative decimal, will be asked again; they will be asked until they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ated by that character. Then, use this method in the <text:span text:style-name="NormalTok">ToString</text:span> method and in the application program instead of doing it manually.</text:p>
        </text:list-item>
      </text:list>
      <text:p text:style-name="First_20_paragraph">Solution (sketch)</text:p>
      <text:p text:style-name="Text_20_body">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7Z</meta:creation-date>
    <dc:date>2023-09-05T21:13:07Z</dc:date>
    <meta:user-defined meta:name="date" meta:value-type="string">September   5, 2023 (05:1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